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5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8.5cm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8.5cm"/>
    </style:style>
    <style:style style:name="P1" style:family="paragraph" style:parent-style-name="Normal">
      <style:text-properties fo:color="#000000" loext:opacity="100%" style:font-name="Liberation Serif1" fo:font-size="12pt"/>
    </style:style>
    <style:style style:name="P2" style:family="paragraph" style:parent-style-name="Normal">
      <style:text-properties fo:color="#000000" loext:opacity="100%" style:font-name="Liberation Serif1" fo:font-size="12pt" fo:font-weight="normal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/>
    </style:style>
    <style:style style:name="P4" style:family="paragraph" style:parent-style-name="Text_20_body">
      <style:text-properties fo:font-variant="normal" fo:text-transform="none" fo:color="#000000" loext:opacity="100%" style:font-name="Liberation Serif1" fo:font-size="12pt" fo:font-weight="normal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itle">
      <style:paragraph-properties fo:break-before="page"/>
      <style:text-properties style:text-underline-style="solid" style:text-underline-width="auto" style:text-underline-color="font-color"/>
    </style:style>
    <style:style style:name="P7" style:family="paragraph" style:parent-style-name="Normal">
      <style:paragraph-properties fo:break-before="page"/>
    </style:style>
    <style:style style:name="P8" style:family="paragraph" style:parent-style-name="Heading_20_1"/>
    <style:style style:name="P9" style:family="paragraph" style:parent-style-name="Heading_20_2"/>
    <style:style style:name="P10" style:family="paragraph" style:parent-style-name="Heading_20_2"/>
    <style:style style:name="P11" style:family="paragraph" style:parent-style-name="Heading_20_3"/>
    <style:style style:name="P12" style:family="paragraph" style:parent-style-name="Normal">
      <style:text-properties fo:color="#000000" loext:opacity="100%" style:font-name="Liberation Serif1" fo:font-size="12pt" fo:font-weight="normal"/>
    </style:style>
    <style:style style:name="P13" style:family="paragraph" style:parent-style-name="Text_20_body">
      <style:text-properties fo:font-variant="normal" fo:text-transform="none" fo:color="#000000" loext:opacity="100%" style:font-name="Liberation Serif1" fo:font-size="12pt" fo:font-weight="normal"/>
    </style:style>
    <style:style style:name="P14" style:family="paragraph" style:parent-style-name="Text_20_body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2">
      <style:paragraph-properties fo:orphans="2" fo:widows="2"/>
    </style:style>
    <style:style style:name="P17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20" style:family="paragraph" style:parent-style-name="Text_20_body" style:list-style-name="L1">
      <style:paragraph-properties fo:margin-top="0cm" fo:margin-bottom="0cm" style:contextual-spacing="false" fo:orphans="2" fo:widows="2"/>
      <style:text-properties officeooo:paragraph-rsid="00083d08"/>
    </style:style>
    <style:style style:name="P21" style:family="paragraph" style:parent-style-name="Text_20_body">
      <style:paragraph-properties fo:margin-top="0cm" fo:margin-bottom="0cm" style:contextual-spacing="false" fo:orphans="2" fo:widows="2"/>
      <style:text-properties fo:color="#000000" loext:opacity="100%" style:font-name="Liberation Serif" fo:font-size="10.5pt" fo:font-weight="normal"/>
    </style:style>
    <style:style style:name="T1" style:family="text">
      <style:text-properties fo:font-weight="normal"/>
    </style:style>
    <style:style style:name="T2" style:family="text">
      <style:text-properties fo:color="#000000" loext:opacity="100%" style:font-name="Liberation Serif1" fo:font-size="12pt"/>
    </style:style>
    <style:style style:name="T3" style:family="text">
      <style:text-properties fo:color="#000000" loext:opacity="100%" style:font-name="Liberation Serif1" fo:font-size="12pt" fo:font-weight="normal"/>
    </style:style>
    <style:style style:name="T4" style:family="text">
      <style:text-properties fo:font-variant="normal" fo:text-transform="none" fo:color="#000000" loext:opacity="100%" style:font-name="Liberation Serif1" fo:font-size="12pt" fo:font-weight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83d08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officeooo:rsid="000a0983"/>
    </style:style>
    <style:style style:name="T11" style:family="text">
      <style:text-properties fo:font-variant="normal" fo:text-transform="none" fo:letter-spacing="normal" fo:font-style="normal" style:text-underline-style="none" officeooo:rsid="000a0983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letter-spacing="normal" fo:font-style="normal" officeooo:rsid="000c019d"/>
    </style:style>
    <style:style style:name="T13" style:family="text">
      <style:text-properties fo:font-style="normal" style:text-underline-style="none" fo:background-color="#ffffff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officeooo:rsid="000a0983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officeooo:rsid="000c019d" fo:background-color="#ffffff" loext:char-shading-value="0" style:font-style-asian="normal" style:font-weight-asian="normal" style:font-style-complex="normal" style:font-weight-complex="normal"/>
    </style:style>
    <style:style style:name="T16" style:family="text">
      <style:text-properties officeooo:rsid="000a0983"/>
    </style:style>
    <style:style style:name="T17" style:family="text">
      <style:text-properties officeooo:rsid="000dfa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6">Rapport projet C++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h text:style-name="Heading_20_1" text:outline-level="1"><text:soft-page-break/>TASK 0 :</text:h>
        <text:p text:style-name="Text_20_body"/>
        <text:h text:style-name="Heading_20_2" text:outline-level="2">A- Exécution</text:h>
        <text:p text:style-name="Text_20_body"/>
        <text:p text:style-name="Text_20_body">Après l’exécution de notre programme on a le choix entre différent commande.</text:p>
        <text:p text:style-name="Text_20_body">Avec les touches ‘x’ et ‘q’ on peut quitter le programme.</text:p>
        <text:p text:style-name="Text_20_body">La touche ‘c’ nous permet d’ajouter un avion.</text:p>
        <text:p text:style-name="Text_20_body">Les touches ‘+’ ou ‘-’ nous permettent respectivement de zoomer et dézoomer.</text:p>
        <text:p text:style-name="Text_20_body">La touche ‘f’ elle sert à mettre notre écran en pleine écran.</text:p>
        <text:p text:style-name="Text_20_body"/>
        <text:p text:style-name="Text_20_body">Chaque avion dans notre application va atterrir sur la piste si il y a de la place (3 avions maximum en même temps sur la piste d’atterrissage). Il va ensuite rouler sur la piste jusqu’à atteindre l’endroit ou il doit exécuter son services. A la fin de son service il repart et quitte l’aéroport.</text:p>
        <text:p text:style-name="Text_20_body">Plusieurs messages vont apparaître dans le terminal de l’application :</text:p>
        <text:p text:style-name="Text_20_body">- Un message quand un avion atterrit <text:s/>(‘avion’ is now landing…).</text:p>
        <text:p text:style-name="Text_20_body">- Un message quand il commence à faire son service (now servicing ‘avion’…) .</text:p>
        <text:p text:style-name="Text_20_body">- Un message quand l’avion à fini son service (done servicing ‘avion’).</text:p>
        <text:p text:style-name="Text_20_body">- Et un dernier message quand l’avion quitte l’aéroport (‘avion’ lift off).</text:p>
        <text:p text:style-name="Text_20_body"/>
        <text:h text:style-name="Heading_20_2" text:outline-level="2">B- Analyse du code</text:h>
        <text:p text:style-name="Text_20_body"/>
        <text:h text:style-name="Heading_20_3" text:outline-level="3">Classe</text:h>
        <text:p text:style-name="Text_20_body"/>
        <table:table table:name="Table1" table:style-name="Table1">
          <table:table-column table:style-name="Table1.A" table:number-columns-repeated="2"/>
          <table:table-row table:style-name="TableLine94878907772464">
            <table:table-cell office:value-type="string">
              <text:p text:style-name="P7">Classes</text:p>
            </table:table-cell>
            <table:table-cell office:value-type="string">
              <text:p text:style-name="Normal">Rôle et Méthodes</text:p>
            </table:table-cell>
          </table:table-row>
          <table:table-row table:style-name="TableLine94878907992848">
            <table:table-cell office:value-type="string">
              <text:p text:style-name="Normal">aircraft.cpp</text:p>
            </table:table-cell>
            <table:table-cell office:value-type="string">
              <text:p text:style-name="Normal">- Constructeur -&gt; Le constructeur d’ un avion.</text:p>
              <text:p text:style-name="Normal"/>
              <text:p text:style-name="P2">- const std::string&amp; get_flight_num() const { return flight_number; } → <text:s/>Renvoie le numéro de vol d’un avion.</text:p>
              <text:p text:style-name="P2"/>
              <text:p text:style-name="P1">- <text:span text:style-name="T1">float distance_to(const Point3D&amp; p) const { return pos.distance_to(p); } <text:s/>→ <text:s/>Renvoie la distance entre deux points.</text:span><text:line-break/><text:line-break/>- <text:span text:style-name="T1">void display() const override; <text:s/>→ <text:s/>Affiche les </text:span><text:soft-page-break/><text:span text:style-name="T1">textures de l’avion.</text:span></text:p>
              <text:p text:style-name="P1"/>
              <text:p text:style-name="P1">- <text:span text:style-name="T1">void move() override; <text:s/>→ <text:s/>Permet de déplacer notre avion avec les différents waypoint et d’afficher sur la console ces actions.</text:span></text:p>
            </table:table-cell>
          </table:table-row>
          <table:table-row table:style-name="TableLine94878908027648">
            <table:table-cell office:value-type="string">
              <text:p text:style-name="P2">aircraft_types.hpp </text:p>
            </table:table-cell>
            <table:table-cell office:value-type="string">
              <text:p text:style-name="P2">Structure de représentation d’un avion et définie trois types d’avions différents.</text:p>
            </table:table-cell>
          </table:table-row>
          <table:table-row table:style-name="TableLine94878908028896">
            <table:table-cell office:value-type="string">
              <text:p text:style-name="P2">airport.hpp</text:p>
            </table:table-cell>
            <table:table-cell office:value-type="string">
              <text:p text:style-name="P1"><text:span text:style-name="T1">Tower&amp; get_tower() { return tower; } → Renvoie la notre objet ‘tower’.</text:span><text:line-break/><text:line-break/><text:span text:style-name="T1">void display() const override { texture.draw(project_2D(pos), { 2.0f, 2.0f }); } <text:s/>→ <text:s/>Dessine notre aéroport.</text:span><text:line-break/><text:line-break/><text:span text:style-name="T1">void move() override → <text:s/>Lance le déplacement de nos avions.</text:span></text:p>
            </table:table-cell>
          </table:table-row>
          <table:table-row table:style-name="TableLine94878908030528">
            <table:table-cell office:value-type="string">
              <text:p text:style-name="P2">airport_types.hpp</text:p>
            </table:table-cell>
            <table:table-cell office:value-type="string">
              <text:p text:style-name="P2">Structure de représentation d’un aéroport, créé le terminal, gère la queue des avions dans l’aéroport et leurs waypoint et construit un aéroport.</text:p>
            </table:table-cell>
          </table:table-row>
          <table:table-row table:style-name="TableLine94878908032304">
            <table:table-cell office:value-type="string">
              <text:p text:style-name="P2">config.hpp</text:p>
            </table:table-cell>
            <table:table-cell office:value-type="string">
              <text:p text:style-name="P2">Définie tout nos variables globales et constantes dont on a besoin dans le projet.</text:p>
            </table:table-cell>
          </table:table-row>
          <table:table-row table:style-name="TableLine94878908034032">
            <table:table-cell office:value-type="string">
              <text:p text:style-name="P2">geometry.hpp</text:p>
            </table:table-cell>
            <table:table-cell office:value-type="string">
              <text:p text:style-name="P2">Définie tout les structures d’objet géométrique nécessaire et tout les fonctions de calcules nécessaire à notre projet.</text:p>
            </table:table-cell>
          </table:table-row>
          <table:table-row table:style-name="TableLine94878908035888">
            <table:table-cell office:value-type="string">
              <text:p text:style-name="P2">main.cpp</text:p>
            </table:table-cell>
            <table:table-cell office:value-type="string">
              <text:p text:style-name="P2">Notre programme principale.</text:p>
            </table:table-cell>
          </table:table-row>
          <table:table-row table:style-name="TableLine94878908037824">
            <table:table-cell office:value-type="string">
              <text:p text:style-name="P2">runway.hpp</text:p>
            </table:table-cell>
            <table:table-cell office:value-type="string">
              <text:p text:style-name="P2">Définie un runaway par rapport à la position de l’aéroport.</text:p>
            </table:table-cell>
          </table:table-row>
          <table:table-row table:style-name="TableLine94878908039952">
            <table:table-cell office:value-type="string">
              <text:p text:style-name="P2">terminal.hpp</text:p>
            </table:table-cell>
            <table:table-cell office:value-type="string">
              <text:p text:style-name="P2">bool in_use() const <text:s/>→ <text:s text:c="2"/>Nous dit si il y a un avion en action dans le terminal.</text:p>
              <text:p text:style-name="Normal"><text:span text:style-name="T2"><text:line-break/></text:span><text:span text:style-name="T3">bool is_servicing() const → <text:s/>Nous indique dans quelle service se trouve l’avion.</text:span></text:p>
              <text:p text:style-name="Normal"><text:span text:style-name="T2"><text:line-break/></text:span><text:span text:style-name="T3">void assign_craft(const Aircraft&amp; aircraft) → <text:s/>Assigne un avion au terminal.</text:span></text:p>
              <text:p text:style-name="Normal"><text:span text:style-name="T2"><text:line-break/></text:span><text:span text:style-name="T3">void start_service(const Aircraft&amp; aircraft) → <text:s/>Exécute le lancement des services de l’avion actuellement assigné au terminal.</text:span><text:span text:style-name="T2"><text:line-break/><text:line-break/></text:span><text:span text:style-name="T3">void finish_service() → <text:s/>Termine le service notre avion actuelle.</text:span><text:span text:style-name="T2"><text:line-break/><text:line-break/></text:span><text:span text:style-name="T3">void move() override → <text:s/>Fais avancer un avion dans la terminal en passant au service suivant.</text:span></text:p>
            </table:table-cell>
          </table:table-row>
          <table:table-row table:style-name="TableLine94878908041888">
            <table:table-cell office:value-type="string">
              <text:p text:style-name="P2">tower.cpp</text:p>
            </table:table-cell>
            <table:table-cell office:value-type="string">
              <text:p text:style-name="P1"><text:span text:style-name="T1">WaypointQueue Tower::get_circle() const → <text:s/>Renvoie la suite des positions du voyage de l’avions dans les air.</text:span><text:line-break/><text:line-break/><text:span text:style-name="T1">WaypointQueue Tower::get_instructions(Aircraft&amp; aircraft) → <text:s/>Renvoie la prochaine instruction pour un avion.</text:span><text:line-break/><text:soft-page-break/><text:line-break/><text:span text:style-name="T1">void Tower::arrived_at_terminal(const Aircraft&amp; aircraft) → <text:s/>Lance le début de l’action de l’avion sur le terminal.</text:span></text:p>
            </table:table-cell>
          </table:table-row>
          <table:table-row table:style-name="TableLine94878908043824">
            <table:table-cell office:value-type="string">
              <text:p text:style-name="Normal">tower_sim.hpp</text:p>
            </table:table-cell>
            <table:table-cell office:value-type="string">
              <text:p text:style-name="Normal">Va créer tout les fonctions principales de notre programme telle que , les touches, la création d’un avion , l’exécution total du programme, l’initialisation d’un aéroport,…</text:p>
            </table:table-cell>
          </table:table-row>
          <table:table-row table:style-name="TableLine94878908045760">
            <table:table-cell office:value-type="string">
              <text:p text:style-name="Normal">waypoint.hpp</text:p>
            </table:table-cell>
            <table:table-cell office:value-type="string">
              <text:p text:style-name="Normal">Permet de définir nos différents queue dans notre programme.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h text:style-name="Heading_20_3" text:outline-level="3">Package GL</text:h>
        <text:p text:style-name="Text_20_body"/>
        <table:table table:name="Table2" table:style-name="Table2">
          <table:table-column table:style-name="Table2.A" table:number-columns-repeated="2"/>
          <table:table-row table:style-name="TableLine94878907971184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58720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59792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60864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62512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64368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</table:table>
        <text:p text:style-name="Text_20_body"/>
        <text:p text:style-name="Text_20_body"/>
        <text:h text:style-name="Heading_20_3" text:outline-level="3">Package img</text:h>
        <text:p text:style-name="Text_20_body"/>
        <table:table table:name="Table3" table:style-name="Table3">
          <table:table-column table:style-name="Table3.A" table:number-columns-repeated="2"/>
          <table:table-row table:style-name="TableLine94878908050720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77776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79136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80400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  <table:table-row table:style-name="TableLine94878908082096">
            <table:table-cell office:value-type="string">
              <text:p text:style-name="Normal"/>
            </table:table-cell>
            <table:table-cell office:value-type="string">
              <text:p text:style-name="Normal"/>
            </table:table-cell>
          </table:table-row>
        </table:table>
        <text:p text:style-name="Text_20_body"/>
        <text:h text:style-name="Heading_20_3" text:outline-level="3">Schéma d’interaction</text:h>
        <text:p text:style-name="Text_20_body"/>
        <text:p text:style-name="Text_20_body"/>
        <text:p text:style-name="P3">Airport</text:p>
        <text:p text:style-name="Text_20_body"/>
        <text:p text:style-name="Text_20_body"/>
        <text:p text:style-name="Normal"/>
        <text:p text:style-name="P3">Aircraft</text:p>
        <text:p text:style-name="P3"><text:soft-page-break/>Tower</text:p>
        <text:p text:style-name="P3">Terminal</text:p>
        <text:p text:style-name="Normal"/>
        <text:p text:style-name="Normal"/>
        <text:p text:style-name="Normal"/>
        <text:p text:style-name="Normal"/>
        <text:p text:style-name="Normal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Heading_20_3" text:outline-level="3">Questions </text:h>
        <text:p text:style-name="Text_20_body"/>
        <text:p text:style-name="Text_20_body">La classe ‘aicraft.cpp’ est impliquées dans la génération d’un chemin d’un avion avec ça fonction ‘<text:span text:style-name="T4">waypoints = control.get_instructions(*this);’ qui demande a ‘</text:span><text:span text:style-name="Source_20_Text_5f_text"><text:span text:style-name="T4">Tower’</text:span></text:span><text:span text:style-name="T4"> des instructions.</text:span></text:p>
        <text:p text:style-name="P4"/>
        <text:p text:style-name="P4">La classe ‘tower.cpp’ elle va ensuite demander à l’aéroport de réserver un terminal et retourner le chemin vers cette terminal avec la fonction ‘const auto vp = airport.reserve_terminal(aircraft);’.</text:p>
        <text:p text:style-name="P4"/>
        <text:p text:style-name="P4">Pour représenter un chemin le conteneur ‘std::deque’ de la librairie standard a été choisi, on aurait pu utiliser ‘std::queue’ mais on a choisie ‘std::deque ‘parce qu’on veut rajouter des Waypoints à la fin et au début de la queue.</text:p>
        <text:p text:style-name="P4"/>
        <text:h text:style-name="Heading_20_2" text:outline-level="2">C- Bidouillons !</text:h>
        <text:p text:style-name="Text_20_body"/>
        <text:p text:style-name="Text_20_body">5) On ne peut faire la même chose avec un ‘dynamic object’ car ils ne sont pas const comme les ‘displayable’.</text:p>
        <text:h text:style-name="Heading_20_2" text:outline-level="2">D- Théorie</text:h>
        <text:p text:style-name="Text_20_body"/>
        <text:p text:style-name="Text_20_body"><text:soft-page-break/>1) Seul la classe ‘Tower’ inclue la classe ‘Terminal’ elle est donc la seul à pouvoir réserver un terminal.</text:p>
        <text:p text:style-name="Text_20_body">2) On ne veut pas passer par une référence pour pouvoir modifier la valeur.</text:p>
        <text:p text:style-name="Text_20_body"/>
        <text:h text:style-name="Heading_20_1" text:outline-level="1">TASK 1 :</text:h>
        <text:p text:style-name="Text_20_body"/>
        <text:p text:style-name="Heading_20_2">Objectif 1 <text:bookmark text:name="objectif-1---r%C3%A9f%C3%A9rencement-des-avions"/><text:span text:style-name="T9">- Référencement des avions</text:span></text:p>
        <text:p text:style-name="Heading_20_3"><text:bookmark text:name="a---choisir-larchitecture"/>A - Choisir l'architecture</text:p>
        <text:p text:style-name="Text_20_body"/>
        <text:list xml:id="list2206448314" text:style-name="L1">
          <text:list-item>
            <text:p text:style-name="P19"><text:span text:style-name="T5"><text:s/>créer une nouvelle classe, </text:span><text:span text:style-name="Source_20_Text"><text:span text:style-name="T5">AircraftManager :</text:span></text:span></text:p>
            <text:p text:style-name="P20"><text:span text:style-name="Source_20_Text"><text:span text:style-name="T6">On évite de surcharger une classe déjà existante.</text:span></text:span></text:p>
            <text:p text:style-name="P20"><text:span text:style-name="Source_20_Text"><text:span text:style-name="T6">Plus simple à manipuler.</text:span></text:span></text:p>
            <text:p text:style-name="P19"><text:span text:style-name="Source_20_Text"><text:span text:style-name="T5"/></text:span></text:p>
          </text:list-item>
          <text:list-item>
            <text:p text:style-name="P15"><text:s/>donner ce rôle à une classe existante :</text:p>
          </text:list-item>
        </text:list>
        <text:p text:style-name="P14"/>
        <text:p text:style-name="Heading_20_3"><text:bookmark text:name="b---d%C3%A9terminer-le-propri%C3%A9taire-de-chaque-avion"/>B - Déterminer le propriétaire de chaque avion</text:p>
        <text:p text:style-name="Text_20_body"/>
        <text:list xml:id="list2748386871" text:style-name="L2">
          <text:list-item>
            <text:p text:style-name="P18">Qui est responsable de détruire les avions du programme ? (si vous ne trouvez pas, faites/continuez la question 4 dans TASK<text:span text:style-name="T16">0</text:span>)</text:p>
          </text:list-item>
        </text:list>
        <text:p text:style-name="P17"/>
        <text:p text:style-name="P21"><text:span text:style-name="T8"><text:tab/></text:span><text:span text:style-name="T10">La fonction </text:span><text:span text:style-name="T11">‘</text:span><text:span text:style-name="T13">void timer(const int step)’ </text:span><text:span text:style-name="T14">est responsable de la destruction de nos avions. Dans la classe</text:span></text:p>
        <text:p text:style-name="P21"><text:span text:style-name="T14"><text:tab/>‘opengl_interface.cpp’.</text:span></text:p>
        <text:p text:style-name="P17"/>
        <text:list xml:id="list124843382680001" text:continue-numbering="true" text:style-name="L2">
          <text:list-item>
            <text:p text:style-name="P18">Quelles autres structures contiennent une référence sur un avion au moment où il doit être détruit ?</text:p>
          </text:list-item>
        </text:list>
        <text:p text:style-name="P17"/>
        <text:p text:style-name="P21"><text:span text:style-name="T8"><text:tab/></text:span><text:span text:style-name="T12">On a ‘display_queue’, ‘move_queue’ , ‘reserved_terminals’ (Tower) et ‘</text:span><text:span text:style-name="T13">const Aircraft* current_aircraft’ <text:tab/></text:span><text:span text:style-name="T15">(Terminal). </text:span></text:p>
        <text:p text:style-name="P17"/>
        <text:list xml:id="list124843702462376" text:continue-numbering="true" text:style-name="L2">
          <text:list-item>
            <text:p text:style-name="P18">Comment fait-on pour supprimer la référence sur un avion qui va être détruit dans ces structures ?</text:p>
          </text:list-item>
        </text:list>
        <text:p text:style-name="P17"><text:tab/></text:p>
        <text:p text:style-name="P17"><text:tab/><text:span text:style-name="T17">On va enlever notre avion de la ‘display_queue’mais il existe toujours en mémoire il faut alors le détruire <text:tab/>avec un ‘delete’. On supprime donc sa valeur en mémoire. Dans ‘Tower’ et ‘Terminal’ on ne peut plus <text:tab/>accéder à l’avion car il n’existe plus. L’owner de chaque avion est donc la ‘move_queue’. </text:span></text:p>
        <text:p text:style-name="P17"><text:tab/></text:p>
        <text:list xml:id="list124844927910490" text:continue-numbering="true" text:style-name="L2">
          <text:list-item>
            <text:p text:style-name="P16"><text:span text:style-name="T7">Pourquoi n'est-il pas très judicieux d'essayer d'appliquer la même chose pour votre </text:span><text:span text:style-name="Source_20_Text"><text:span text:style-name="T7">AircraftManager</text:span></text:span><text:span text:style-name="T7"> ?</text:span></text:p>
          </text:list-item>
        </text:list>
        <text:p text:style-name="Text_20_body"/>
        <text:p text:style-name="P14"/>
        <text:p text:style-name="P14"/>
        <text:list xml:id="list124844222123987" text:continue-list="list2206448314" text:style-name="L1">
          <text:list-header>
            <text:p text:style-name="P15"><text:soft-page-break/></text:p>
            <text:p text:style-name="P15"/>
          </text:list-header>
        </text:list>
        <text:p text:style-name="Text_20_body"/>
        <text:p text:style-name="Normal"/>
        <text:p text:style-name="Normal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fr" fo:country="FR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style:font-name="Liberation Serif1" fo:font-family="'Liberation Serif'" fo:font-size="1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_5f_text" style:display-name="Source Text_text" style:family="text">
      <style:text-properties style:font-name="Liberation Mono1" fo:font-family="'Liberation Mono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meta:creation-date>2022-02-27T20:21:26.481397711</meta:creation-date>
    <dc:date>2022-02-28T12:18:42.044371719</dc:date>
    <meta:editing-duration>PT21M43S</meta:editing-duration>
    <meta:editing-cycles>4</meta:editing-cycles>
    <meta:document-statistic meta:table-count="3" meta:image-count="0" meta:object-count="0" meta:page-count="7" meta:paragraph-count="85" meta:word-count="911" meta:character-count="5794" meta:non-whitespace-character-count="4927"/>
  </office:meta>
</office:document-meta>
</file>